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4ca859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itle">
      <style:text-properties fo:font-size="32pt" officeooo:paragraph-rsid="001dc34f" style:font-size-asian="32pt" style:font-size-complex="3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paragraph-rsid="004ca859"/>
    </style:style>
    <style:style style:name="P2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1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3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Standard">
      <style:paragraph-properties style:page-number="1" fo:break-before="page"/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fdc7" officeooo:paragraph-rsid="0074fdc7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fdc7" officeooo:paragraph-rsid="0074fdc7"/>
    </style:style>
    <style:style style:name="P30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fdc7" officeooo:paragraph-rsid="0074fdc7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fdc7" officeooo:paragraph-rsid="0074fdc7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fdc7" officeooo:paragraph-rsid="0074fdc7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7a627" officeooo:paragraph-rsid="0087a627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90d745" officeooo:paragraph-rsid="0090d745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994def" style:font-name-asian="Georgia1" style:font-name-complex="Georgia1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99703c" style:font-name-asian="Georgia1" style:font-name-complex="Georgia1"/>
    </style:style>
    <style:style style:name="P48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9afcd2" style:font-name-asian="Georgia1" style:font-name-complex="Georgia1"/>
    </style:style>
    <style:style style:name="P50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97ef58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76c0e1" officeooo:paragraph-rsid="0076c0e1" style:font-name-asian="Georgia1" style:font-name-complex="Georgia1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Georgia" officeooo:rsid="0076c0e1" officeooo:paragraph-rsid="0076c0e1" style:font-name-asian="Georgia1" style:font-name-complex="Georgia1"/>
    </style:style>
    <style:style style:name="P55" style:family="paragraph" style:parent-style-name="Standard" style:list-style-name="L10">
      <style:paragraph-properties fo:text-align="justify" style:justify-single-word="false"/>
      <style:text-properties style:font-name="Georgia" officeooo:rsid="0076c0e1" officeooo:paragraph-rsid="0076c0e1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778922" officeooo:paragraph-rsid="00778922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799557" officeooo:paragraph-rsid="00799557" style:font-name-asian="Georgia1" style:font-name-complex="Georgia1"/>
    </style:style>
    <style:style style:name="P58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799557" style:font-name-asian="Georgia1" style:font-name-complex="Georgia1"/>
    </style:style>
    <style:style style:name="P59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7d9d11" style:font-name-asian="Georgia1" style:font-name-complex="Georgia1"/>
    </style:style>
    <style:style style:name="P60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7fa4f1" style:font-name-asian="Georgia1" style:font-name-complex="Georgia1"/>
    </style:style>
    <style:style style:name="P61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80c826" style:font-name-asian="Georgia1" style:font-name-complex="Georgia1"/>
    </style:style>
    <style:style style:name="P62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822bb2" style:font-name-asian="Georgia1" style:font-name-complex="Georgia1"/>
    </style:style>
    <style:style style:name="P63" style:family="paragraph" style:parent-style-name="Standard" style:list-style-name="L11">
      <style:paragraph-properties fo:text-align="justify" style:justify-single-word="false"/>
      <style:text-properties style:font-name="Georgia" officeooo:rsid="00799557" officeooo:paragraph-rsid="0086503c" style:font-name-asian="Georgia1" style:font-name-complex="Georgia1"/>
    </style:style>
    <style:style style:name="P64" style:family="paragraph" style:parent-style-name="Standard" style:list-style-name="L11">
      <style:paragraph-properties fo:text-align="justify" style:justify-single-word="false"/>
      <style:text-properties style:font-name="Georgia" officeooo:rsid="007af739" officeooo:paragraph-rsid="007af739" style:font-name-asian="Georgia1" style:font-name-complex="Georgia1"/>
    </style:style>
    <style:style style:name="P65" style:family="paragraph" style:parent-style-name="Standard" style:list-style-name="L11">
      <style:paragraph-properties fo:text-align="justify" style:justify-single-word="false"/>
      <style:text-properties style:font-name="Georgia" officeooo:rsid="007c79f6" officeooo:paragraph-rsid="007c79f6" style:font-name-asian="Georgia1" style:font-name-complex="Georgia1"/>
    </style:style>
    <style:style style:name="P66" style:family="paragraph" style:parent-style-name="Standard" style:list-style-name="L11">
      <style:paragraph-properties fo:text-align="justify" style:justify-single-word="false"/>
      <style:text-properties style:font-name="Georgia" officeooo:rsid="0080c826" officeooo:paragraph-rsid="0080c826" style:font-name-asian="Georgia1" style:font-name-complex="Georgia1"/>
    </style:style>
    <style:style style:name="P67" style:family="paragraph" style:parent-style-name="Standard">
      <style:paragraph-properties fo:text-align="justify" style:justify-single-word="false"/>
      <style:text-properties style:font-name="Georgia" officeooo:rsid="0083ca54" officeooo:paragraph-rsid="0083ca54" style:font-name-asian="Georgia1" style:font-name-complex="Georgia1"/>
    </style:style>
    <style:style style:name="P68" style:family="paragraph" style:parent-style-name="Standard" style:list-style-name="L11">
      <style:paragraph-properties fo:text-align="justify" style:justify-single-word="false"/>
      <style:text-properties style:font-name="Georgia" officeooo:rsid="0086503c" officeooo:paragraph-rsid="0086503c" style:font-name-asian="Georgia1" style:font-name-complex="Georgia1"/>
    </style:style>
    <style:style style:name="P69" style:family="paragraph" style:parent-style-name="Standard" style:list-style-name="L11">
      <style:paragraph-properties fo:text-align="justify" style:justify-single-word="false"/>
      <style:text-properties style:font-name="Georgia" officeooo:rsid="0086503c" officeooo:paragraph-rsid="008652c9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rsid="0086d870" officeooo:paragraph-rsid="0086d870" style:font-name-asian="Georgia1" style:font-name-complex="Georgia1"/>
    </style:style>
    <style:style style:name="P71" style:family="paragraph" style:parent-style-name="Standard" style:list-style-name="L12">
      <style:paragraph-properties fo:text-align="justify" style:justify-single-word="false"/>
      <style:text-properties style:font-name="Georgia" officeooo:rsid="0086d870" officeooo:paragraph-rsid="0086d870" style:font-name-asian="Georgia1" style:font-name-complex="Georgia1"/>
    </style:style>
    <style:style style:name="P72" style:family="paragraph" style:parent-style-name="Standard" style:list-style-name="L12">
      <style:paragraph-properties fo:text-align="justify" style:justify-single-word="false"/>
      <style:text-properties style:font-name="Georgia" officeooo:rsid="00897c7e" officeooo:paragraph-rsid="00897c7e" style:font-name-asian="Georgia1" style:font-name-complex="Georgia1"/>
    </style:style>
    <style:style style:name="P73" style:family="paragraph" style:parent-style-name="Standard">
      <style:paragraph-properties fo:text-align="justify" style:justify-single-word="false"/>
      <style:text-properties style:font-name="Georgia" officeooo:rsid="008aaaab" officeooo:paragraph-rsid="008aaaab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8c68f3" officeooo:paragraph-rsid="008c68f3" style:font-name-asian="Georgia1" style:font-name-complex="Georgia1"/>
    </style:style>
    <style:style style:name="P75" style:family="paragraph" style:parent-style-name="Standard" style:list-style-name="L13">
      <style:paragraph-properties fo:text-align="justify" style:justify-single-word="false"/>
      <style:text-properties style:font-name="Georgia" officeooo:rsid="008c68f3" officeooo:paragraph-rsid="008c68f3" style:font-name-asian="Georgia1" style:font-name-complex="Georgia1"/>
    </style:style>
    <style:style style:name="P76" style:family="paragraph" style:parent-style-name="Standard">
      <style:paragraph-properties fo:text-align="justify" style:justify-single-word="false"/>
      <style:text-properties style:font-name="Georgia" officeooo:rsid="008eeed6" officeooo:paragraph-rsid="008eeed6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90d745" officeooo:paragraph-rsid="0090d745" style:font-name-asian="Georgia1" style:font-name-complex="Georgia1"/>
    </style:style>
    <style:style style:name="P78" style:family="paragraph" style:parent-style-name="Standard">
      <style:paragraph-properties fo:text-align="justify" style:justify-single-word="false"/>
      <style:text-properties style:font-name="Georgia" officeooo:rsid="009401be" officeooo:paragraph-rsid="009401be" style:font-name-asian="Georgia1" style:font-name-complex="Georgia1"/>
    </style:style>
    <style:style style:name="P79" style:family="paragraph" style:parent-style-name="Standard" style:list-style-name="L8">
      <style:paragraph-properties fo:text-align="justify" style:justify-single-word="false"/>
      <style:text-properties style:font-name="Georgia" officeooo:rsid="0097ef58" officeooo:paragraph-rsid="0097ef58" style:font-name-asian="Georgia1" style:font-name-complex="Georgia1"/>
    </style:style>
    <style:style style:name="P80" style:family="paragraph" style:parent-style-name="Standard" style:master-page-name="First_20_Page">
      <style:paragraph-properties fo:text-align="center" style:justify-single-word="false" style:page-number="auto"/>
    </style:style>
    <style:style style:name="P81" style:family="paragraph" style:parent-style-name="Standard">
      <style:paragraph-properties fo:text-align="justify" style:justify-single-word="false"/>
      <style:text-properties officeooo:paragraph-rsid="0057208c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fdc7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33e01d"/>
    </style:style>
    <style:style style:name="T8" style:family="text">
      <style:text-properties officeooo:rsid="001dc34f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73d874"/>
    </style:style>
    <style:style style:name="T12" style:family="text">
      <style:text-properties officeooo:rsid="0074fdc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776ffa"/>
    </style:style>
    <style:style style:name="T15" style:family="text">
      <style:text-properties officeooo:rsid="0079181b"/>
    </style:style>
    <style:style style:name="T16" style:family="text">
      <style:text-properties officeooo:rsid="007d9d11"/>
    </style:style>
    <style:style style:name="T17" style:family="text">
      <style:text-properties officeooo:rsid="007e713c"/>
    </style:style>
    <style:style style:name="T18" style:family="text">
      <style:text-properties officeooo:rsid="007f909f"/>
    </style:style>
    <style:style style:name="T19" style:family="text">
      <style:text-properties officeooo:rsid="007fa4f1"/>
    </style:style>
    <style:style style:name="T20" style:family="text">
      <style:text-properties officeooo:rsid="00822bb2"/>
    </style:style>
    <style:style style:name="T21" style:family="text">
      <style:text-properties officeooo:rsid="00852961"/>
    </style:style>
    <style:style style:name="T22" style:family="text">
      <style:text-properties officeooo:rsid="008652c9"/>
    </style:style>
    <style:style style:name="T23" style:family="text">
      <style:text-properties officeooo:rsid="008b1522"/>
    </style:style>
    <style:style style:name="T24" style:family="text">
      <style:text-properties officeooo:rsid="00924ebc"/>
    </style:style>
    <style:style style:name="T25" style:family="text">
      <style:text-properties officeooo:rsid="009739a7"/>
    </style:style>
    <style:style style:name="T26" style:family="text">
      <style:text-properties officeooo:rsid="0097baa4"/>
    </style:style>
    <style:style style:name="T27" style:family="text">
      <style:text-properties officeooo:rsid="0097ef58"/>
    </style:style>
    <style:style style:name="T28" style:family="text">
      <style:text-properties officeooo:rsid="00994def"/>
    </style:style>
    <style:style style:name="T29" style:family="text">
      <style:text-properties officeooo:rsid="0099703c"/>
    </style:style>
    <style:style style:name="T30" style:family="text">
      <style:text-properties officeooo:rsid="009afc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7">Compte-rendu de<text:line-break/>réunion - Sécurisation, site web et avancé des jalons</text:span></text:p>
      <text:p text:style-name="Standard"/>
      <text:p text:style-name="P15"><draw:frame draw:style-name="fr3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7">🖋️ <text:span text:style-name="T1">Créateur : </text:span><text:span text:style-name="T3">Axel MOURILLON</text:span><text:span text:style-name="T1"> – </text:span><text:span text:style-name="T3">Chef de projet</text:span></text:p>
      <text:p text:style-name="P17">📅 <text:span text:style-name="T1">Date de Création : </text:span><text:span text:style-name="T5">26</text:span><text:span text:style-name="T1">/</text:span><text:span text:style-name="T5">04</text:span><text:span text:style-name="T1">/</text:span><text:span text:style-name="T3">2025</text:span></text:p>
      <text:p text:style-name="P3"/>
      <text:p text:style-name="P11">Membres présents :</text:p>
      <text:section text:style-name="Sect2" text:name="Section1">
        <text:list text:style-name="L1">
          <text:list-item>
            <text:p text:style-name="P37">Loïs ALLAIRE<text:tab/><text:tab/>OUI</text:p>
          </text:list-item>
          <text:list-item>
            <text:p text:style-name="P37">Hugo CLAMOND<text:tab/>OUI</text:p>
          </text:list-item>
          <text:list-item>
            <text:p text:style-name="P37">Axel MOURILLON<text:tab/>OUI</text:p>
          </text:list-item>
          <text:list-item>
            <text:p text:style-name="P37">Arthur YANG<text:tab/><text:tab/>OUI</text:p>
          </text:list-item>
        </text:list>
      </text:section>
      <text:p text:style-name="P17"/>
      <text:section text:style-name="Sect2" text:name="Section2">
        <text:p text:style-name="P19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14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20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7">Table des matières</text:p>
          </text:index-title>
          <text:p text:style-name="P25"><text:a xlink:type="simple" xlink:href="#__RefHeading___Toc395_377169772" text:style-name="Index_20_Link" text:visited-style-name="Index_20_Link">I. Avancés des jalons<text:tab/>2</text:a></text:p>
          <text:p text:style-name="P26"><text:a xlink:type="simple" xlink:href="#__RefHeading___Toc399_377169772" text:style-name="Index_20_Link" text:visited-style-name="Index_20_Link">A) Jalon 5<text:tab/>2</text:a></text:p>
          <text:p text:style-name="P26"><text:a xlink:type="simple" xlink:href="#__RefHeading___Toc399_377169772%20Copie%201" text:style-name="Index_20_Link" text:visited-style-name="Index_20_Link">B) Jalon 6<text:tab/>2</text:a></text:p>
          <text:p text:style-name="P25"><text:a xlink:type="simple" xlink:href="#__RefHeading___Toc395_377169772%20Copie%201" text:style-name="Index_20_Link" text:visited-style-name="Index_20_Link">II. Aspect technique<text:tab/>3</text:a></text:p>
          <text:p text:style-name="P26"><text:a xlink:type="simple" xlink:href="#__RefHeading___Toc399_377169772%20Copie%204" text:style-name="Index_20_Link" text:visited-style-name="Index_20_Link">A) Sécurisation de l’infrastructure<text:tab/>3</text:a></text:p>
          <text:p text:style-name="P26"><text:a xlink:type="simple" xlink:href="#__RefHeading___Toc399_377169772%20Copie%201%20Copie%201" text:style-name="Index_20_Link" text:visited-style-name="Index_20_Link">B) Site web<text:tab/>4</text:a></text:p>
          <text:p text:style-name="P26"><text:a xlink:type="simple" xlink:href="#__RefHeading___Toc399_377169772%20Copie%203%20Copie%201" text:style-name="Index_20_Link" text:visited-style-name="Index_20_Link">C) Prévision de la bascule vers DRYN<text:tab/>4</text:a></text:p>
          <text:p text:style-name="P25"><text:a xlink:type="simple" xlink:href="#__RefHeading___Toc395_377169772%20Copie%202" text:style-name="Index_20_Link" text:visited-style-name="Index_20_Link">III. Points annexes<text:tab/>5</text:a></text:p>
          <text:p text:style-name="P26"><text:a xlink:type="simple" xlink:href="#__RefHeading___Toc399_377169772%20Copie%204%20Copie%201" text:style-name="Index_20_Link" text:visited-style-name="Index_20_Link">A) Réception des dernières commandes<text:tab/>5</text:a></text:p>
          <text:p text:style-name="P25"><text:a xlink:type="simple" xlink:href="#__RefHeading___Toc395_377169772%20Copie%202%20Copie%202" text:style-name="Index_20_Link" text:visited-style-name="Index_20_Link">Prochaine réunion<text:tab/>6</text:a></text:p>
          <text:p text:style-name="P26"><text:a xlink:type="simple" xlink:href="#__RefHeading___Toc399_377169772%20Copie%202%20Copie%202" text:style-name="Index_20_Link" text:visited-style-name="Index_20_Link">Date<text:tab/>6</text:a></text:p>
          <text:p text:style-name="P26"><text:a xlink:type="simple" xlink:href="#__RefHeading___Toc552_377169772%20Copie%201%20Copie%202" text:style-name="Index_20_Link" text:visited-style-name="Index_20_Link">Ordre du jour<text:tab/>6</text:a></text:p>
          <text:p text:style-name="P26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list xml:id="list137218566" text:style-name="L2">
        <text:list-item>
          <text:p text:style-name="P28"><text:bookmark-start text:name="__RefHeading___Toc395_377169772"/>Avancés des jalons<text:bookmark-end text:name="__RefHeading___Toc395_377169772"/></text:p>
        </text:list-item>
      </text:list>
      <text:p text:style-name="P4"/>
      <text:list xml:id="list1122821767" text:style-name="L3">
        <text:list-item>
          <text:p text:style-name="P33"><text:bookmark-start text:name="__RefHeading___Toc399_377169772"/>Jalon 5<text:bookmark-end text:name="__RefHeading___Toc399_377169772"/></text:p>
        </text:list-item>
      </text:list>
      <text:p text:style-name="P4"/>
      <text:p text:style-name="P53">Jalon 5 quasiment terminé</text:p>
      <text:list text:style-name="L9">
        <text:list-item>
          <text:p text:style-name="P54">Introduction</text:p>
        </text:list-item>
        <text:list-item>
          <text:p text:style-name="P54">Atelier 1 </text:p>
        </text:list-item>
        <text:list-item>
          <text:p text:style-name="P54">Atelier 2</text:p>
        </text:list-item>
        <text:list-item>
          <text:p text:style-name="P54">Atelier 3 </text:p>
        </text:list-item>
        <text:list-item>
          <text:p text:style-name="P54">Atelier 5 (sauf un paragraphe)</text:p>
        </text:list-item>
      </text:list>
      <text:p text:style-name="P53"/>
      <text:p text:style-name="P53">Reste à faire :</text:p>
      <text:list xml:id="list3244918436" text:style-name="L10">
        <text:list-item>
          <text:p text:style-name="P55">Atelier 4</text:p>
        </text:list-item>
        <text:list-item>
          <text:p text:style-name="P55">Dernier paragraphe atelier 5</text:p>
        </text:list-item>
        <text:list-item>
          <text:p text:style-name="P55">Conclusion (avec <text:span text:style-name="T13">LE</text:span> collègue)</text:p>
        </text:list-item>
      </text:list>
      <text:p text:style-name="P53"/>
      <text:p text:style-name="P53">Voir pour mettre une page en horizontale pour insérer les schéma opérationnel<text:span text:style-name="T14">s</text:span></text:p>
      <text:p text:style-name="P4"/>
      <text:p text:style-name="P5"/>
      <text:list xml:id="list155704117688262" text:continue-list="list1122821767" text:style-name="L3">
        <text:list-item>
          <text:p text:style-name="P34"><text:bookmark-start text:name="__RefHeading___Toc399_377169772 Copie 1"/>Jalon 6<text:bookmark-end text:name="__RefHeading___Toc399_377169772 Copie 1"/></text:p>
        </text:list-item>
      </text:list>
      <text:p text:style-name="P5"/>
      <text:p text:style-name="P56">Pas d’avancée encore </text:p>
      <text:p text:style-name="P4"/>
      <text:p text:style-name="P81"/>
      <text:list xml:id="list155704233409731" text:continue-list="list137218566" text:style-name="L2">
        <text:list-item>
          <text:p text:style-name="P28"><text:bookmark-start text:name="__RefHeading___Toc395_377169772 Copie 1"/>Aspect technique<text:bookmark-end text:name="__RefHeading___Toc395_377169772 Copie 1"/></text:p>
        </text:list-item>
      </text:list>
      <text:p text:style-name="P6"/>
      <text:list xml:id="list155704614181914" text:continue-list="list155704117688262" text:style-name="L3">
        <text:list-item text:start-value="1">
          <text:p text:style-name="P31"><text:bookmark-start text:name="__RefHeading___Toc399_377169772 Copie 4"/>Sécurisation <text:span text:style-name="T15">de l’infrastructure</text:span><text:bookmark-end text:name="__RefHeading___Toc399_377169772 Copie 4"/></text:p>
        </text:list-item>
      </text:list>
      <text:p text:style-name="P5"/>
      <text:p text:style-name="P57">Rattrapage du retard :</text:p>
      <text:list xml:id="list2303873030" text:style-name="L11">
        <text:list-item>
          <text:p text:style-name="P58">Sécurisation de l’UCS : </text:p>
          <text:list>
            <text:list-item>
              <text:p text:style-name="P58">AppArmor sur les services essentiels d’UCS</text:p>
              <text:list>
                <text:list-header>
                  <text:p text:style-name="P58">Sécurisation légère</text:p>
                </text:list-header>
              </text:list>
            </text:list-item>
            <text:list-item>
              <text:p text:style-name="P59"><text:span text:style-name="T16">P</text:span>arefeu local : <text:span text:style-name="T16">pas de ges</text:span><text:span text:style-name="T18">t</text:span><text:span text:style-name="T16">ion car gestion automatique par l’UCS car assez </text:span><text:span text:style-name="T19">compliquée</text:span><text:span text:style-name="T16"> à configur</text:span><text:span text:style-name="T17">er</text:span></text:p>
            </text:list-item>
            <text:list-item>
              <text:p text:style-name="P64">Fail2ban actif et violent : 2 erreurs ⇒ chaos t’es banni</text:p>
            </text:list-item>
            <text:list-item>
              <text:p text:style-name="P58">Notice d’accès si carabistouilles</text:p>
              <text:p text:style-name="P65">⇒ Tests ultérieurs prévues pouvant améliorant davantage la sécurité</text:p>
            </text:list-item>
          </text:list>
        </text:list-item>
        <text:list-item>
          <text:p text:style-name="P60">Sécurisation du <text:span text:style-name="T19">reverse proxy / WAF</text:span> </text:p>
          <text:list>
            <text:list-item>
              <text:p text:style-name="P62"><text:span text:style-name="T16">P</text:span>arefeu local : <text:span text:style-name="T20">UFW</text:span></text:p>
            </text:list-item>
            <text:list-item>
              <text:p text:style-name="P61">Notice d’accès si carabistouilles</text:p>
              <text:p text:style-name="P66">⇒ WAF en mode "enforce" après passage de la preprod à la prod</text:p>
            </text:list-item>
          </text:list>
        </text:list-item>
        <text:list-item>
          <text:p text:style-name="P60">Sécurisation du bastion </text:p>
          <text:list>
            <text:list-item>
              <text:p text:style-name="P62"><text:span text:style-name="T16">P</text:span>arefeu local : <text:span text:style-name="T20">UFW</text:span></text:p>
            </text:list-item>
            <text:list-item>
              <text:p text:style-name="P66">Changement de port (invisible pour les utilisateurs de Guacamole)</text:p>
            </text:list-item>
            <text:list-item>
              <text:p text:style-name="P66">Guacamole ⇒ "Safe By Design", c’est-à-dire protection contre les injections de code malveillant</text:p>
            </text:list-item>
          </text:list>
        </text:list-item>
        <text:list-item>
          <text:p text:style-name="P68">Sécurisation du pare-feu (règles de pare-feu en preprod) :</text:p>
          <text:list>
            <text:list-item>
              <text:p text:style-name="P68">Préparation de règles de filtrage précises sur les SNS AARD et DRYN</text:p>
            </text:list-item>
            <text:list-item>
              <text:p text:style-name="P68">Reste de la sécurisation : déjà abordée</text:p>
            </text:list-item>
          </text:list>
        </text:list-item>
        <text:list-item>
          <text:p text:style-name="P68">Sécurisation du conteneur Web :</text:p>
          <text:list>
            <text:list-item>
              <text:p text:style-name="P68">AppArmor : pas possible </text:p>
            </text:list-item>
            <text:list-item>
              <text:p text:style-name="P63">Notice d’accès si carabistouilles</text:p>
            </text:list-item>
          </text:list>
        </text:list-item>
        <text:list-item>
          <text:p text:style-name="P68">Sécurisation du NAS :</text:p>
          <text:list>
            <text:list-item>
              <text:p text:style-name="P68">AppArmor : pas d’avancée mais dans les temps (1 semaine restante)</text:p>
            </text:list-item>
          </text:list>
        </text:list-item>
        <text:list-item>
          <text:p text:style-name="P69">Sécurisation d<text:span text:style-name="T22">e Proxmox :</text:span></text:p>
          <text:list>
            <text:list-item>
              <text:p text:style-name="P69">Pas d’avancée mais dans les temps (1 semaine restante)</text:p>
            </text:list-item>
          </text:list>
        </text:list-item>
        <text:list-item>
          <text:p text:style-name="P68">Sécurisation de la BDD :</text:p>
          <text:list>
            <text:list-item>
              <text:p text:style-name="P68">Pas d’avancée mais dans les temps (1 semaine restante)</text:p>
            </text:list-item>
          </text:list>
        </text:list-item>
      </text:list>
      <text:p text:style-name="P5"/>
      <text:p text:style-name="P67">Rappel : pour les conteneurs, pas possibles d’utiliser AppArmor <text:span text:style-name="T21">(car Kernel du PVE ⇒ problème)</text:span></text:p>
      <text:p text:style-name="P5"/>
      <text:p text:style-name="P70">Monitoring :</text:p>
      <text:list text:style-name="L12">
        <text:list-item>
          <text:p text:style-name="P71">Management des mises à jours premier niveau prêt :</text:p>
          <text:list>
            <text:list-header>
              <text:p text:style-name="P71">Possibilité de voir le nombre de mise à jour à effectuer</text:p>
            </text:list-header>
          </text:list>
          <text:p text:style-name="P72">⇒ Passé le graphana en HTTPS</text:p>
        </text:list-item>
      </text:list>
      <text:p text:style-name="P5"/>
      <text:p text:style-name="P76">Sécurisation des éléments de preprod : annexes (à faire si le temps le permets)</text:p>
      <text:p text:style-name="P5"/>
      <text:list xml:id="list155704922492467" text:continue-list="list155704614181914" text:style-name="L3">
        <text:list-item>
          <text:p text:style-name="P31"><text:bookmark-start text:name="__RefHeading___Toc399_377169772 Copie 1 Copie 1"/><text:soft-page-break/><text:span text:style-name="T12">S</text:span>ite web<text:bookmark-end text:name="__RefHeading___Toc399_377169772 Copie 1 Copie 1"/></text:p>
        </text:list-item>
      </text:list>
      <text:p text:style-name="P5"/>
      <text:p text:style-name="P73">Prise en main par du site</text:p>
      <text:p text:style-name="P5"/>
      <text:p text:style-name="P5"/>
      <text:list xml:id="list155704558622779" text:continue-numbering="true" text:style-name="L3">
        <text:list-item>
          <text:p text:style-name="P35"><text:bookmark-start text:name="__RefHeading___Toc399_377169772 Copie 3 Copie 1"/>Prévision de la bascule <text:span text:style-name="T23">vers DRYN</text:span><text:bookmark-end text:name="__RefHeading___Toc399_377169772 Copie 3 Copie 1"/></text:p>
        </text:list-item>
      </text:list>
      <text:p text:style-name="P5"/>
      <text:p text:style-name="P74">Bascule des éléments sécurisés cette semaine et synchronisation de ceci</text:p>
      <text:p text:style-name="P74">⇒ Bascule des autres éléments la semaine suivante</text:p>
      <text:p text:style-name="P74"/>
      <text:p text:style-name="P74">Durée de vie des disques :</text:p>
      <text:list text:style-name="L13">
        <text:list-item>
          <text:p text:style-name="P75">Disque DRYN : 5 % actuellement</text:p>
          <text:list>
            <text:list-header>
              <text:p text:style-name="P75">⇒ Prévision pessimiste en fin de projet : 40 % d’usures</text:p>
            </text:list-header>
          </text:list>
        </text:list-item>
        <text:list-item>
          <text:p text:style-name="P75">Disques AARD : passage de 4 à 5 % après plus d’un mois de fonctionnement</text:p>
          <text:list>
            <text:list-header>
              <text:p text:style-name="P75">⇒ On est pépère</text:p>
            </text:list-header>
          </text:list>
        </text:list-item>
      </text:list>
      <text:p text:style-name="P4"/>
      <text:p text:style-name="P4"/>
      <text:list xml:id="list155705715769104" text:continue-list="list155704233409731" text:style-name="L2">
        <text:list-item>
          <text:p text:style-name="P28"><text:bookmark-start text:name="__RefHeading___Toc395_377169772 Copie 2"/>Points annexes<text:bookmark-end text:name="__RefHeading___Toc395_377169772 Copie 2"/></text:p>
        </text:list-item>
      </text:list>
      <text:p text:style-name="P7"/>
      <text:list xml:id="list155704237624155" text:continue-list="list155704558622779" text:style-name="L3">
        <text:list-item text:start-value="1">
          <text:p text:style-name="P36"><text:bookmark-start text:name="__RefHeading___Toc399_377169772 Copie 4 Copie 1"/>Réception des dernières commandes<text:bookmark-end text:name="__RefHeading___Toc399_377169772 Copie 4 Copie 1"/></text:p>
        </text:list-item>
      </text:list>
      <text:p text:style-name="P7"/>
      <text:p text:style-name="P77">En cours, ça arrive</text:p>
      <text:p text:style-name="P7"/>
      <text:p text:style-name="P7"/>
      <text:p text:style-name="P22"><text:bookmark-start text:name="__RefHeading___Toc395_377169772 Copie 2 Copie 2"/>Prochaine réunion<text:bookmark-end text:name="__RefHeading___Toc395_377169772 Copie 2 Copie 2"/></text:p>
      <text:p text:style-name="P8"/>
      <text:p text:style-name="P23"><text:bookmark-start text:name="__RefHeading___Toc399_377169772 Copie 2 Copie 2"/>Date<text:bookmark-end text:name="__RefHeading___Toc399_377169772 Copie 2 Copie 2"/></text:p>
      <text:p text:style-name="P8"/>
      <text:p text:style-name="P24"><text:span text:style-name="T24">Dimanche</text:span><text:span text:style-name="T10"> </text:span><text:span text:style-name="T24">4 mai</text:span><text:span text:style-name="T10"> </text:span><text:span text:style-name="T11">2025</text:span><text:span text:style-name="T10">, </text:span><text:span text:style-name="T9">de 14h30 à 16h30</text:span></text:p>
      <text:p text:style-name="P8"/>
      <text:p text:style-name="P8"/>
      <text:p text:style-name="P23"><text:bookmark-start text:name="__RefHeading___Toc552_377169772 Copie 1 Copie 2"/>Ordre du jour<text:bookmark-end text:name="__RefHeading___Toc552_377169772 Copie 1 Copie 2"/></text:p>
      <text:p text:style-name="P8"/>
      <text:p text:style-name="P78">Suite de la sécurisation, synchronisation des sites et site web</text:p>
      <text:p text:style-name="P8"/>
      <text:p text:style-name="P8"/>
      <text:p text:style-name="P23"><text:bookmark-start text:name="__RefHeading___Toc552_377169772 Copie 1 Copie 2 Copie 1"/>Devoirs<text:bookmark-end text:name="__RefHeading___Toc552_377169772 Copie 1 Copie 2 Copie 1"/></text:p>
      <text:p text:style-name="P10"/>
      <text:p text:style-name="P43">Loïs :<text:span text:style-name="T4"/></text:p>
      <text:list text:style-name="L5">
        <text:list-item>
          <text:p text:style-name="P44">[Priorité haute] Continuer la construction du site (finir la structure des pages, focus backend)</text:p>
          <text:list>
            <text:list-header>
              <text:p text:style-name="P44">Aide : Axel</text:p>
            </text:list-header>
          </text:list>
        </text:list-item>
      </text:list>
      <text:p text:style-name="P10">Arthur :</text:p>
      <text:list xml:id="list1367931052" text:style-name="L6">
        <text:list-item>
          <text:p text:style-name="P45">[Priorité haute] Finir la sécurisation du NAS</text:p>
        </text:list-item>
        <text:list-item>
          <text:p text:style-name="P45">[Priorité haute] Finir la sécurisation du serveur Web</text:p>
        </text:list-item>
        <text:list-item>
          <text:p text:style-name="P46">[Priorité haute] Finir la sécurisation du serveur BDD<text:span text:style-name="T4"/></text:p>
        </text:list-item>
        <text:list-item>
          <text:p text:style-name="P47">[Priorité haute] <text:span text:style-name="T25">S</text:span>écuris<text:span text:style-name="T25">er</text:span> <text:span text:style-name="T25">le </text:span><text:span text:style-name="T28">serveur de logs</text:span></text:p>
        </text:list-item>
        <text:list-item>
          <text:p text:style-name="P47">[Priorité <text:span text:style-name="T26">normal</text:span>] <text:span text:style-name="T29">Finir les configuration de visuels de monitoring (déjà bien avancé)</text:span></text:p>
        </text:list-item>
        <text:list-item>
          <text:p text:style-name="P46">[Priorité <text:span text:style-name="T26">normal</text:span>] Jalon 5 : <text:span text:style-name="T26">Revoir le document</text:span></text:p>
        </text:list-item>
        <text:list-item>
          <text:p text:style-name="P45">[Priorité <text:span text:style-name="T25">basse</text:span>] <text:span text:style-name="T25">S</text:span>écuris<text:span text:style-name="T25">er</text:span> <text:span text:style-name="T25">les éléments de preprod (serveur de test + BBD preprod)</text:span></text:p>
        </text:list-item>
      </text:list>
      <text:p text:style-name="P10">Hugo :</text:p>
      <text:list xml:id="list1383494856" text:style-name="L7">
        <text:list-item>
          <text:p text:style-name="P49">[Priorité <text:span text:style-name="T30">très </text:span>haute] <text:span text:style-name="T30">Basculer les machines sécurisées (UCS, Reverse proxy/WEF et bastion) sur l’infra DRYN</text:span></text:p>
        </text:list-item>
        <text:list-item>
          <text:p text:style-name="P49">[Priorité <text:span text:style-name="T30">très </text:span>haute] <text:span text:style-name="T30">Configurer la synchronisation des machines sécurisées</text:span></text:p>
        </text:list-item>
        <text:list-item>
          <text:p text:style-name="P48">[Priorité haute] Finir la sécurisation de Proxmox</text:p>
        </text:list-item>
      </text:list>
      <text:p text:style-name="P10">Axel :</text:p>
      <text:list text:style-name="L8">
        <text:list-item>
          <text:p text:style-name="P50">[Priorité très haute] Jalon 5 : Finir l’analyse de risques</text:p>
        </text:list-item>
        <text:list-item>
          <text:p text:style-name="P51">[Priorité très haute] Jalon <text:span text:style-name="T27">6</text:span> : <text:span text:style-name="T27">Faire des GANTT fictifs </text:span></text:p>
        </text:list-item>
        <text:list-item>
          <text:p text:style-name="P51">[Priorité très haute] Jalon <text:span text:style-name="T27">6</text:span> : <text:span text:style-name="T27">Préparer un script</text:span></text:p>
        </text:list-item>
        <text:list-item>
          <text:p text:style-name="P51">[Priorité très haute] Jalon 6 : <text:span text:style-name="T27">Préparer un support (diaporama)</text:span></text:p>
          <text:list>
            <text:list-header>
              <text:p text:style-name="P79">Aide : Loïs</text:p>
            </text:list-header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/text:p>
          <text:p text:style-name="MP2">Sécurisation, site web et avancé des jalon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9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26T15:57:01.631000000</dc:date>
    <meta:editing-duration>PT4H5M47S</meta:editing-duration>
    <meta:editing-cycles>112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19" meta:word-count="762" meta:character-count="4143" meta:non-whitespace-character-count="3558"/>
  </office:meta>
</office:document-meta>
</file>